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5.851cm" loext:decorative="false"/>
      <style:paragraph-properties style:writing-mode="lr-tb"/>
    </style:style>
    <style:style style:name="gr2" style:family="graphic" style:parent-style-name="standard">
      <style:graphic-properties draw:fill-color="#ccccff" draw:textarea-horizontal-align="justify" draw:textarea-vertical-align="middle" draw:auto-grow-height="false" fo:min-height="5.464cm" fo:min-width="14.74cm" loext:decorative="false"/>
      <style:paragraph-properties style:writing-mode="lr-tb"/>
    </style:style>
    <style:style style:name="gr3" style:family="graphic" style:parent-style-name="standard">
      <style:graphic-properties draw:fill-color="#89c0e1" draw:textarea-horizontal-align="justify" draw:textarea-vertical-align="middle" draw:auto-grow-height="false" fo:min-height="1.02cm" fo:min-width="5.851cm" loext:decorative="false"/>
      <style:paragraph-properties style:writing-mode="lr-tb"/>
    </style:style>
    <style:style style:name="gr4" style:family="graphic" style:parent-style-name="standard">
      <style:graphic-properties draw:fill-color="#89c0e1" draw:textarea-horizontal-align="justify" draw:textarea-vertical-align="middle" draw:auto-grow-height="false" fo:min-height="1.014cm" fo:min-width="2.994cm" loext:decorative="false"/>
      <style:paragraph-properties style:writing-mode="lr-tb"/>
    </style:style>
    <style:style style:name="gr5" style:family="graphic" style:parent-style-name="standard">
      <style:graphic-properties draw:fill-color="#ececff" draw:textarea-horizontal-align="justify" draw:textarea-vertical-align="middle" draw:auto-grow-height="false" fo:min-height="1.467cm" fo:min-width="4.248cm" loext:decorative="false"/>
      <style:paragraph-properties style:writing-mode="lr-tb"/>
    </style:style>
    <style:style style:name="gr6" style:family="graphic" style:parent-style-name="standard">
      <style:graphic-properties draw:fill-color="#ececff" draw:textarea-horizontal-align="justify" draw:textarea-vertical-align="middle" draw:auto-grow-height="false" fo:min-height="1.467cm" fo:min-width="4.247cm" loext:decorative="false"/>
      <style:paragraph-properties style:writing-mode="lr-tb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ccccff"/>
      <style:paragraph-properties fo:text-align="center"/>
      <style:text-properties fo:font-size="12pt"/>
    </style:style>
    <style:style style:name="P3" style:family="paragraph">
      <loext:graphic-properties draw:fill-color="#89c0e1"/>
      <style:paragraph-properties fo:text-align="center"/>
      <style:text-properties fo:font-size="12pt"/>
    </style:style>
    <style:style style:name="P4" style:family="paragraph">
      <loext:graphic-properties draw:fill-color="#ececff"/>
      <style:paragraph-properties fo:text-align="center"/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1cm" svg:height="1.27cm" draw:transform="skewX (0.00715584993317675) rotate (0.00680678408277789) translate (2.269cm 13.338cm)">
          <text:p text:style-name="P1">DatasourceServic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measurelines" svg:width="15.24cm" svg:height="5.714cm" svg:x="6.715cm" svg:y="5.445cm">
          <text:p text:style-name="P1">AugmentationService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3" draw:layer="measurelines" svg:width="6.351cm" svg:height="1.27cm" draw:transform="skewX (0.00715584993317675) rotate (0.00680678408277789) translate (10.841cm 4.757cm)">
          <text:p text:style-name="P1">FunctionalMod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measurelines" svg:width="6.351cm" svg:height="1.27cm" draw:transform="skewX (0.00715584993317675) rotate (0.00680678408277789) translate (20.05cm 13.338cm)">
          <text:p text:style-name="P1">ConsumerService</text:p>
          <draw:enhanced-geometry svg:viewBox="0 0 21600 21600" draw:type="rectangle" draw:enhanced-path="M 0 0 L 21600 0 21600 21600 0 21600 0 0 Z N"/>
        </draw:custom-shape>
        <draw:custom-shape draw:style-name="gr4" draw:text-style-name="P3" draw:layer="measurelines" svg:width="3.494cm" svg:height="1.264cm" draw:transform="skewX (0.00715584993317675) rotate (0.00680678408277789) translate (7.667cm 7.886cm)">
          <text:p text:style-name="P1">NamingService</text:p>
          <draw:enhanced-geometry svg:viewBox="0 0 21600 21600" draw:type="rectangle" draw:enhanced-path="M 0 0 L 21600 0 21600 21600 0 21600 0 0 Z N"/>
        </draw:custom-shape>
        <draw:custom-shape draw:style-name="gr4" draw:text-style-name="P3" draw:layer="measurelines" svg:width="3.494cm" svg:height="1.264cm" draw:transform="skewX (0.00715584993317675) rotate (0.00680678408277789) translate (12.428cm 7.886cm)">
          <text:p text:style-name="P1">IndexService</text:p>
          <draw:enhanced-geometry svg:viewBox="0 0 21600 21600" draw:type="rectangle" draw:enhanced-path="M 0 0 L 21600 0 21600 21600 0 21600 0 0 Z N"/>
        </draw:custom-shape>
        <draw:custom-shape draw:style-name="gr4" draw:text-style-name="P3" draw:layer="measurelines" svg:width="3.494cm" svg:height="1.264cm" draw:transform="skewX (0.00715584993317675) rotate (0.00680678408277789) translate (17.192cm 7.886cm)">
          <text:p text:style-name="P1">RegistrySer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measurelines" svg:width="4.748cm" svg:height="1.717cm" draw:transform="skewX (0.00698131700797732) rotate (0.00698131700797732) translate (5.333cm 10.395cm)">
          <text:p text:style-name="P1">AggregationServic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measurelines" svg:width="4.747cm" svg:height="1.717cm" draw:transform="skewX (0.00698131700797732) rotate (0.00698131700797732) translate (11.802cm 10.395cm)">
          <text:p text:style-name="P1">AlignmentServic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measurelines" svg:width="4.747cm" svg:height="1.717cm" draw:transform="skewX (0.00698131700797732) rotate (0.00698131700797732) translate (18.275cm 10.395cm)">
          <text:p text:style-name="P1">ActivationServic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5:15:39.295412365</meta:creation-date>
    <dc:date>2024-09-07T15:34:26.952595782</dc:date>
    <meta:editing-duration>PT7M39S</meta:editing-duration>
    <meta:editing-cycles>1</meta:editing-cycles>
    <meta:document-statistic meta:object-count="10"/>
    <meta:generator>LibreOffice/24.2.5.2$Linux_X86_64 LibreOffice_project/420$Build-2</meta:generator>
  </office:meta>
</office:document-meta>
</file>